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99"/>
          <table:table-cell table:style-name="ce1" office:value-type="string" calcext:value-type="string">
            <text:p>Ganadora</text:p>
          </table:table-cell>
          <table:table-cell table:style-name="ce2" office:value-type="string" calcext:value-type="string">
            <text:p>Ale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Portillo</text:p>
          </table:table-cell>
          <table:table-cell table:style-name="ce2" office:value-type="string" calcext:value-type="string">
            <text:p>Migue</text:p>
          </table:table-cell>
          <table:table-cell table:style-name="ce2" office:value-type="string" calcext:value-type="string">
            <text:p>Apuesta</text:p>
          </table:table-cell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G3]" office:value-type="string" office:string-value="Emilia Pérez" calcext:value-type="string">
            <text:p>Emilia Pérez</text:p>
          </table:table-cell>
          <table:table-cell table:style-name="ce118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49" calcext:value-type="float">
            <text:p>49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29" calcext:value-type="float">
            <text:p>29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0" calcext:value-type="float">
            <text:p>2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0" calcext:value-type="float">
            <text:p>0</text:p>
          </table:table-cell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4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number-columns-repeated="4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number-columns-repeated="2"/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5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5" table:style-name="ce158" office:value-type="string" calcext:value-type="string">
            <text:p>?</text:p>
          </table:table-cell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Las vidas de Sing S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F12]" office:value-type="string" office:string-value="Emilia Pérez" calcext:value-type="string">
            <text:p>Emilia Pérez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 semilla de la higuera sagrad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Inside Out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emorias de un caracol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Robot Salvaje</text:p>
          </table:table-cell>
          <table:covered-table-cell table:style-name="ce78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150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ari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osferatu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etter Ma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l reino del planeta de los simio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5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Cónclav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Gladiator II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sferatu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icked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number-columns-repeated="3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 Other Land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Porcelain Wa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Soundtrack to a Coup d’Etat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Anuja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'm not a robo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The Last Ranger</text:p>
          </table:table-cell>
          <table:covered-table-cell table:style-name="ce83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In the Shadow of Cypres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agic Cand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ander to Wonde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Yuck!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 Am Ready, Ward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s of a Beating Hear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only girl in the orchestra</text:p>
          </table:table-cell>
          <table:covered-table-cell table:style-name="ce84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number-columns-repeated="2"/>
          <table:table-cell table:style-name="ce33" table:number-columns-repeated="1007"/>
          <table:table-cell table:number-columns-repeated="15360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  <table:table-cell table:number-columns-repeated="15360"/>
        </table:table-row>
        <table:table-row table:style-name="ro3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'Porra 2025'.J5:'Porra 2025'.K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4:44:32.02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1-25T14:45:09.555000000</dc:date>
    <meta:editing-duration>PT11H19M1S</meta:editing-duration>
    <meta:editing-cycles>74</meta:editing-cycles>
    <meta:generator>LibreOffice/7.5.4.2$Windows_X86_64 LibreOffice_project/36ccfdc35048b057fd9854c757a8b67ec53977b6</meta:generator>
    <meta:document-statistic meta:table-count="1" meta:cell-count="248" meta:object-count="0"/>
  </office:meta>
</office:document-meta>
</file>